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03.89pt" svg:height="295.03pt" svg:x="80.36pt" svg:y="115.2pt">
            <loext:p draw:notify-on-update-of-ranges="Sheet1.A3:Sheet1.A6 Sheet1.B1:Sheet1.B1 Sheet1.B3:Sheet1.B6 Sheet1.C3:Sheet1.C6 Sheet1.C3:Sheet1.C6 Sheet1.D1:Sheet1.D1 Sheet1.D3:Sheet1.D6 Sheet1.E3:Sheet1.E6 Sheet1.E3:Sheet1.E6 Sheet1.F1:Sheet1.F1 Sheet1.F3:Sheet1.F6 Sheet1.G3:Sheet1.G6 Sheet1.G3:Sheet1.G6 Sheet1.H1:Sheet1.H1 Sheet1.H3:Sheet1.H6 Sheet1.I3:Sheet1.I6 Sheet1.I3:Sheet1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mmap() -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VirtMemAlloc() - Linux PAL</text:p>
          </table:table-cell>
          <table:covered-table-cell table:style-name="Default"/>
          <table:table-cell office:value-type="string" calcext:value-type="string" table:number-columns-spanned="2" table:number-rows-spanned="1">
            <text:p>VirtMemAlloc() - Linux PAL+SC+RM</text:p>
          </table:table-cell>
          <table:covered-table-cell/>
          <table:table-cell office:value-type="string" calcext:value-type="string" table:number-columns-spanned="2" table:number-rows-spanned="1">
            <text:p>VirtMemAlloc() - SGX PAL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1MB</text:p>
          </table:table-cell>
          <table:table-cell office:value-type="float" office:value="0.4413" calcext:value-type="float">
            <text:p>0.441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0225" calcext:value-type="float">
            <text:p>0.0225</text:p>
          </table:table-cell>
          <table:table-cell table:style-name="ce2" office:value-type="float" office:value="0.7556" calcext:value-type="float">
            <text:p>0.7556</text:p>
          </table:table-cell>
          <table:table-cell table:style-name="ce2" office:value-type="float" office:value="0.0285" calcext:value-type="float">
            <text:p>0.0285</text:p>
          </table:table-cell>
          <table:table-cell table:style-name="ce2" office:value-type="float" office:value="0.0738" calcext:value-type="float">
            <text:p>0.0738</text:p>
          </table:table-cell>
          <table:table-cell table:style-name="ce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4MB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751" calcext:value-type="float">
            <text:p>0.7510</text:p>
          </table:table-cell>
          <table:table-cell office:value-type="float" office:value="0.0433" calcext:value-type="float">
            <text:p>0.0433</text:p>
          </table:table-cell>
          <table:table-cell table:style-name="ce2" office:value-type="float" office:value="0.7799" calcext:value-type="float">
            <text:p>0.7799</text:p>
          </table:table-cell>
          <table:table-cell table:style-name="ce2" office:value-type="float" office:value="0.0459" calcext:value-type="float">
            <text:p>0.0459</text:p>
          </table:table-cell>
          <table:table-cell table:style-name="ce2" office:value-type="float" office:value="0.0738" calcext:value-type="float">
            <text:p>0.0738</text:p>
          </table:table-cell>
          <table:table-cell table:style-name="ce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16MB</text:p>
          </table:table-cell>
          <table:table-cell office:value-type="float" office:value="0.4572" calcext:value-type="float">
            <text:p>0.457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8" calcext:value-type="float">
            <text:p>0.8000</text:p>
          </table:table-cell>
          <table:table-cell office:value-type="float" office:value="0.0603" calcext:value-type="float">
            <text:p>0.0603</text:p>
          </table:table-cell>
          <table:table-cell table:style-name="ce2" office:value-type="float" office:value="0.8937" calcext:value-type="float">
            <text:p>0.8937</text:p>
          </table:table-cell>
          <table:table-cell table:style-name="ce2" office:value-type="float" office:value="0.0404" calcext:value-type="float">
            <text:p>0.0404</text:p>
          </table:table-cell>
          <table:table-cell table:style-name="ce2" office:value-type="float" office:value="0.0738" calcext:value-type="float">
            <text:p>0.0738</text:p>
          </table:table-cell>
          <table:table-cell table:style-name="ce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64MB</text:p>
          </table:table-cell>
          <table:table-cell office:value-type="float" office:value="0.4883" calcext:value-type="float">
            <text:p>0.488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066" calcext:value-type="float">
            <text:p>0.0660</text:p>
          </table:table-cell>
          <table:table-cell table:style-name="ce2" office:value-type="float" office:value="1.0324" calcext:value-type="float">
            <text:p>1.0324</text:p>
          </table:table-cell>
          <table:table-cell table:style-name="ce2" office:value-type="float" office:value="0.0446" calcext:value-type="float">
            <text:p>0.0446</text:p>
          </table:table-cell>
          <table:table-cell table:style-name="ce2" office:value-type="float" office:value="0.0738" calcext:value-type="float">
            <text:p>0.0738</text:p>
          </table:table-cell>
          <table:table-cell table:style-name="ce2" office:value-type="float" office:value="0.0001" calcext:value-type="float">
            <text:p>0.0001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shapes>
          <draw:frame draw:z-index="0" draw:style-name="gr1" draw:text-style-name="P1" svg:width="502.44pt" svg:height="295.03pt" svg:x="79.74pt" svg:y="100.54pt">
            <loext:p draw:notify-on-update-of-ranges="Sheet2.A3:Sheet2.A6 Sheet2.B1:Sheet2.B1 Sheet2.B3:Sheet2.B6 Sheet2.C3:Sheet2.C6 Sheet2.C3:Sheet2.C6 Sheet2.D1:Sheet2.D1 Sheet2.D3:Sheet2.D6 Sheet2.E3:Sheet2.E6 Sheet2.E3:Sheet2.E6 Sheet2.F1:Sheet2.F1 Sheet2.F3:Sheet2.F6 Sheet2.G3:Sheet2.G6 Sheet2.G3:Sheet2.G6 Sheet2.H1:Sheet2.H1 Sheet2.H3:Sheet2.H6 Sheet2.I3:Sheet2.I6 Sheet2.I3:Sheet2.I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mmap() -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VirtMemAlloc() - Linux PAL</text:p>
          </table:table-cell>
          <table:covered-table-cell table:style-name="Default"/>
          <table:table-cell office:value-type="string" calcext:value-type="string" table:number-columns-spanned="2" table:number-rows-spanned="1">
            <text:p>VirtMemAlloc() - Linux PAL+SC+RM</text:p>
          </table:table-cell>
          <table:covered-table-cell/>
          <table:table-cell office:value-type="string" calcext:value-type="string" table:number-columns-spanned="2" table:number-rows-spanned="1">
            <text:p>VirtMemAlloc() - SGX PAL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1MB</text:p>
          </table:table-cell>
          <table:table-cell office:value-type="float" office:value="6.3805" calcext:value-type="float">
            <text:p>6.3805</text:p>
          </table:table-cell>
          <table:table-cell office:value-type="float" office:value="0.2996" calcext:value-type="float">
            <text:p>0.2996</text:p>
          </table:table-cell>
          <table:table-cell office:value-type="float" office:value="6.9926" calcext:value-type="float">
            <text:p>6.9926</text:p>
          </table:table-cell>
          <table:table-cell office:value-type="float" office:value="0.3119" calcext:value-type="float">
            <text:p>0.3119</text:p>
          </table:table-cell>
          <table:table-cell table:style-name="ce2" office:value-type="float" office:value="7.2442" calcext:value-type="float">
            <text:p>7.2442</text:p>
          </table:table-cell>
          <table:table-cell table:style-name="ce2" office:value-type="float" office:value="0.331" calcext:value-type="float">
            <text:p>0.3310</text:p>
          </table:table-cell>
          <table:table-cell table:style-name="ce2" office:value-type="float" office:value="0.0747" calcext:value-type="float">
            <text:p>0.0747</text:p>
          </table:table-cell>
          <table:table-cell table:style-name="ce2"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4MB</text:p>
          </table:table-cell>
          <table:table-cell office:value-type="float" office:value="29.9772" calcext:value-type="float">
            <text:p>29.9772</text:p>
          </table:table-cell>
          <table:table-cell office:value-type="float" office:value="4.5505" calcext:value-type="float">
            <text:p>4.5505</text:p>
          </table:table-cell>
          <table:table-cell office:value-type="float" office:value="31.5609" calcext:value-type="float">
            <text:p>31.5609</text:p>
          </table:table-cell>
          <table:table-cell office:value-type="float" office:value="11.9109" calcext:value-type="float">
            <text:p>11.9109</text:p>
          </table:table-cell>
          <table:table-cell table:style-name="ce2" office:value-type="float" office:value="41.7712" calcext:value-type="float">
            <text:p>41.7712</text:p>
          </table:table-cell>
          <table:table-cell table:style-name="ce2" office:value-type="float" office:value="14.5859" calcext:value-type="float">
            <text:p>14.5859</text:p>
          </table:table-cell>
          <table:table-cell table:style-name="ce2" office:value-type="float" office:value="0.154" calcext:value-type="float">
            <text:p>0.1540</text:p>
          </table:table-cell>
          <table:table-cell table:style-name="ce2"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16MB</text:p>
          </table:table-cell>
          <table:table-cell office:value-type="float" office:value="91.1711" calcext:value-type="float">
            <text:p>91.1711</text:p>
          </table:table-cell>
          <table:table-cell office:value-type="float" office:value="15.432" calcext:value-type="float">
            <text:p>15.4320</text:p>
          </table:table-cell>
          <table:table-cell office:value-type="float" office:value="94.335" calcext:value-type="float">
            <text:p>94.3350</text:p>
          </table:table-cell>
          <table:table-cell office:value-type="float" office:value="10.631" calcext:value-type="float">
            <text:p>10.6310</text:p>
          </table:table-cell>
          <table:table-cell table:style-name="ce2" office:value-type="float" office:value="97.6644" calcext:value-type="float">
            <text:p>97.6644</text:p>
          </table:table-cell>
          <table:table-cell table:style-name="ce2" office:value-type="float" office:value="10.15151" calcext:value-type="float">
            <text:p>10.1515</text:p>
          </table:table-cell>
          <table:table-cell table:style-name="ce2" office:value-type="float" office:value="0.3957" calcext:value-type="float">
            <text:p>0.3957</text:p>
          </table:table-cell>
          <table:table-cell table:style-name="ce2"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64MB</text:p>
          </table:table-cell>
          <table:table-cell office:value-type="float" office:value="319.755" calcext:value-type="float">
            <text:p>319.7550</text:p>
          </table:table-cell>
          <table:table-cell office:value-type="float" office:value="13.4501" calcext:value-type="float">
            <text:p>13.4501</text:p>
          </table:table-cell>
          <table:table-cell office:value-type="float" office:value="328.6898" calcext:value-type="float">
            <text:p>328.6898</text:p>
          </table:table-cell>
          <table:table-cell office:value-type="float" office:value="27.4375" calcext:value-type="float">
            <text:p>27.4375</text:p>
          </table:table-cell>
          <table:table-cell table:style-name="ce2" office:value-type="float" office:value="298.0275" calcext:value-type="float">
            <text:p>298.0275</text:p>
          </table:table-cell>
          <table:table-cell table:style-name="ce2" office:value-type="float" office:value="25.4633" calcext:value-type="float">
            <text:p>25.4633</text:p>
          </table:table-cell>
          <table:table-cell table:style-name="ce2" office:value-type="float" office:value="1.4452" calcext:value-type="float">
            <text:p>1.4452</text:p>
          </table:table-cell>
          <table:table-cell table:style-name="ce2" office:value-type="float" office:value="0.0001" calcext:value-type="float">
            <text:p>0.0001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7:20:58.881565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5T18:25:43.731237451</dc:date>
    <meta:editing-duration>PT5H29M31S</meta:editing-duration>
    <meta:editing-cycles>17</meta:editing-cycles>
    <meta:generator>LibreOffice/5.1.6.2$Linux_X86_64 LibreOffice_project/10m0$Build-2</meta:generator>
    <meta:document-statistic meta:table-count="2" meta:cell-count="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true" chart:origin="0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6" chart:error-lower-range="Sheet1.C3:Sheet1.C6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6" chart:error-lower-range="Sheet1.C3:Sheet1.C6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x" chart:symbol-width="0.3cm" chart:symbol-height="0.3cm" chart:link-data-style-to-source="true" chart:error-category="cell-range" chart:error-upper-range="Sheet1.E3:Sheet1.E6" chart:error-lower-range="Sheet1.E3:Sheet1.E6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E3:Sheet1.E6" chart:error-lower-range="Sheet1.E3:Sheet1.E6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1.G3:Sheet1.G6" chart:error-lower-range="Sheet1.G3:Sheet1.G6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G3:Sheet1.G6" chart:error-lower-range="Sheet1.G3:Sheet1.G6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1.I3:Sheet1.I6" chart:error-lower-range="Sheet1.I3:Sheet1.I6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I3:Sheet1.I6" chart:error-lower-range="Sheet1.I3:Sheet1.I6" loext:std-weight="1"/>
      <style:graphic-properties draw:stroke="solid" svg:stroke-width="0cm" svg:stroke-color="#000000" svg:stroke-opacity="100%" draw:stroke-linejoin="round"/>
    </style:style>
    <style:style style:name="ch18" style:family="chart">
      <style:graphic-properties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777cm" svg:height="10.409cm" xlink:href=".." xlink:type="simple" chart:class="chart:line" chart:style-name="ch1">
        <chart:legend svg:x="0cm" svg:y="0cm" style:legend-expansion="custom" chartooo:width="17.776cm" chartooo:height="1.99cm" style:legend-expansion-aspect-ratio="8.93266331658291" chart:style-name="ch2"/>
        <chart:plot-area chart:style-name="ch3" table:cell-range-address="Sheet1.A3:Sheet1.B6 Sheet1.B1:Sheet1.B1 Sheet1.D1:Sheet1.D1 Sheet1.D3:Sheet1.D6 Sheet1.F1:Sheet1.F1 Sheet1.F3:Sheet1.F6 Sheet1.H1:Sheet1.H1 Sheet1.H3:Sheet1.H6" chart:data-source-has-labels="both" svg:x="2.372cm" svg:y="2.04cm" svg:width="14.354cm" svg:height="6.904cm">
          <chartooo:coordinate-region svg:x="3.512cm" svg:y="2.316cm" svg:width="12.588cm" svg:height="5.827cm"/>
          <chart:axis chart:dimension="x" chart:name="primary-x" chart:style-name="ch4" chartooo:axis-type="auto">
            <chartooo:date-scale/>
            <chart:title svg:x="7.966cm" svg:y="9.328cm" chart:style-name="ch5">
              <text:p>Memory map size</text:p>
            </chart:title>
            <chart:categories table:cell-range-address="Sheet1.A3:Sheet1.A6"/>
          </chart:axis>
          <chart:axis chart:dimension="y" chart:name="primary-y" chart:style-name="ch6">
            <chart:title svg:x="0.249cm" svg:y="8.304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1.B3:Sheet1.B6" chart:label-cell-address="Sheet1.B1:Sheet1.B1" chart:class="chart:line">
            <chart:error-indicator chart:style-name="ch10" chart:dimension="y"/>
            <chart:data-point chart:repeated="3"/>
            <chart:data-point chart:style-name="ch11"/>
          </chart:series>
          <chart:series chart:style-name="ch12" chart:values-cell-range-address="Sheet1.D3:Sheet1.D6" chart:label-cell-address="Sheet1.D1:Sheet1.D1" chart:class="chart:line">
            <chart:error-indicator chart:style-name="ch13" chart:dimension="y"/>
            <chart:data-point chart:repeated="4"/>
          </chart:series>
          <chart:series chart:style-name="ch14" chart:values-cell-range-address="Sheet1.F3:Sheet1.F6" chart:label-cell-address="Sheet1.F1:Sheet1.F1" chart:class="chart:line">
            <chart:error-indicator chart:style-name="ch15" chart:dimension="y"/>
            <chart:data-point chart:repeated="4"/>
          </chart:series>
          <chart:series chart:style-name="ch16" chart:values-cell-range-address="Sheet1.H3:Sheet1.H6" chart:label-cell-address="Sheet1.H1:Sheet1.H1" chart:class="chart:line">
            <chart:error-indicator chart:style-name="ch17" chart:dimension="y"/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map() - Linux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VirtMemAlloc() - Linux PAL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VirtMemAlloc() - Linux PAL+SC+RM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VirtMemAlloc() - SGX PAL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MB</text:p>
                <draw:g>
                  <svg:desc>Sheet1.A3:Sheet1.A6</svg:desc>
                </draw:g>
              </table:table-cell>
              <table:table-cell office:value-type="float" office:value="0.4413">
                <text:p>0.4413</text:p>
                <draw:g>
                  <svg:desc>Sheet1.B3:Sheet1.B6</svg:desc>
                </draw:g>
              </table:table-cell>
              <table:table-cell office:value-type="float" office:value="0.0001">
                <text:p>0.0001</text:p>
                <draw:g>
                  <svg:desc>Sheet1.C3:Sheet1.C6</svg:desc>
                </draw:g>
              </table:table-cell>
              <table:table-cell office:value-type="float" office:value="0.0001">
                <text:p>0.0001</text:p>
                <draw:g>
                  <svg:desc>Sheet1.C3:Sheet1.C6</svg:desc>
                </draw:g>
              </table:table-cell>
              <table:table-cell office:value-type="float" office:value="0.6785">
                <text:p>0.6785</text:p>
                <draw:g>
                  <svg:desc>Sheet1.D3:Sheet1.D6</svg:desc>
                </draw:g>
              </table:table-cell>
              <table:table-cell office:value-type="float" office:value="0.0225">
                <text:p>0.0225</text:p>
                <draw:g>
                  <svg:desc>Sheet1.E3:Sheet1.E6</svg:desc>
                </draw:g>
              </table:table-cell>
              <table:table-cell office:value-type="float" office:value="0.0225">
                <text:p>0.0225</text:p>
                <draw:g>
                  <svg:desc>Sheet1.E3:Sheet1.E6</svg:desc>
                </draw:g>
              </table:table-cell>
              <table:table-cell office:value-type="float" office:value="0.7556">
                <text:p>0.7556</text:p>
                <draw:g>
                  <svg:desc>Sheet1.F3:Sheet1.F6</svg:desc>
                </draw:g>
              </table:table-cell>
              <table:table-cell office:value-type="float" office:value="0.0285">
                <text:p>0.0285</text:p>
                <draw:g>
                  <svg:desc>Sheet1.G3:Sheet1.G6</svg:desc>
                </draw:g>
              </table:table-cell>
              <table:table-cell office:value-type="float" office:value="0.0285">
                <text:p>0.0285</text:p>
                <draw:g>
                  <svg:desc>Sheet1.G3:Sheet1.G6</svg:desc>
                </draw:g>
              </table:table-cell>
              <table:table-cell office:value-type="float" office:value="0.0738">
                <text:p>0.0738</text:p>
                <draw:g>
                  <svg:desc>Sheet1.H3:Sheet1.H6</svg:desc>
                </draw:g>
              </table:table-cell>
              <table:table-cell office:value-type="float" office:value="0.0001">
                <text:p>0.0001</text:p>
                <draw:g>
                  <svg:desc>Sheet1.I3:Sheet1.I6</svg:desc>
                </draw:g>
              </table:table-cell>
              <table:table-cell office:value-type="float" office:value="0.0001">
                <text:p>0.0001</text:p>
                <draw:g>
                  <svg:desc>Sheet1.I3:Sheet1.I6</svg:desc>
                </draw:g>
              </table:table-cell>
            </table:table-row>
            <table:table-row>
              <table:table-cell office:value-type="string">
                <text:p>4MB</text:p>
              </table:table-cell>
              <table:table-cell office:value-type="float" office:value="0.4517">
                <text:p>0.4517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751">
                <text:p>0.751</text:p>
              </table:table-cell>
              <table:table-cell office:value-type="float" office:value="0.0433">
                <text:p>0.0433</text:p>
              </table:table-cell>
              <table:table-cell office:value-type="float" office:value="0.0433">
                <text:p>0.0433</text:p>
              </table:table-cell>
              <table:table-cell office:value-type="float" office:value="0.7799">
                <text:p>0.7799</text:p>
              </table:table-cell>
              <table:table-cell office:value-type="float" office:value="0.0459">
                <text:p>0.0459</text:p>
              </table:table-cell>
              <table:table-cell office:value-type="float" office:value="0.0459">
                <text:p>0.0459</text:p>
              </table:table-cell>
              <table:table-cell office:value-type="float" office:value="0.0738">
                <text:p>0.0738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6MB</text:p>
              </table:table-cell>
              <table:table-cell office:value-type="float" office:value="0.4572">
                <text:p>0.4572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8">
                <text:p>0.8</text:p>
              </table:table-cell>
              <table:table-cell office:value-type="float" office:value="0.0603">
                <text:p>0.0603</text:p>
              </table:table-cell>
              <table:table-cell office:value-type="float" office:value="0.0603">
                <text:p>0.0603</text:p>
              </table:table-cell>
              <table:table-cell office:value-type="float" office:value="0.8937">
                <text:p>0.8937</text:p>
              </table:table-cell>
              <table:table-cell office:value-type="float" office:value="0.0404">
                <text:p>0.0404</text:p>
              </table:table-cell>
              <table:table-cell office:value-type="float" office:value="0.0404">
                <text:p>0.0404</text:p>
              </table:table-cell>
              <table:table-cell office:value-type="float" office:value="0.0738">
                <text:p>0.0738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4MB</text:p>
              </table:table-cell>
              <table:table-cell office:value-type="float" office:value="0.4883">
                <text:p>0.4883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9231">
                <text:p>0.9231</text:p>
              </table:table-cell>
              <table:table-cell office:value-type="float" office:value="0.066">
                <text:p>0.066</text:p>
              </table:table-cell>
              <table:table-cell office:value-type="float" office:value="0.066">
                <text:p>0.066</text:p>
              </table:table-cell>
              <table:table-cell office:value-type="float" office:value="1.0324">
                <text:p>1.0324</text:p>
              </table:table-cell>
              <table:table-cell office:value-type="float" office:value="0.0446">
                <text:p>0.0446</text:p>
              </table:table-cell>
              <table:table-cell office:value-type="float" office:value="0.0446">
                <text:p>0.0446</text:p>
              </table:table-cell>
              <table:table-cell office:value-type="float" office:value="0.0738">
                <text:p>0.0738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4">
      <style:chart-properties chart:display-label="true" chart:logarithmic="true" chart:minimum="0.01" chart:maximum="1000" chart:origin="0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2.C3:Sheet2.C6" chart:error-lower-range="Sheet2.C3:Sheet2.C6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2.C3:Sheet2.C6" chart:error-lower-range="Sheet2.C3:Sheet2.C6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x" chart:symbol-width="0.3cm" chart:symbol-height="0.3cm" chart:link-data-style-to-source="true" chart:error-category="cell-range" chart:error-upper-range="Sheet2.E3:Sheet2.E6" chart:error-lower-range="Sheet2.E3:Sheet2.E6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2.E3:Sheet2.E6" chart:error-lower-range="Sheet2.E3:Sheet2.E6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2.G3:Sheet2.G6" chart:error-lower-range="Sheet2.G3:Sheet2.G6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2.G3:Sheet2.G6" chart:error-lower-range="Sheet2.G3:Sheet2.G6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2.I3:Sheet2.I6" chart:error-lower-range="Sheet2.I3:Sheet2.I6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2.I3:Sheet2.I6" chart:error-lower-range="Sheet2.I3:Sheet2.I6" loext:std-weight="1"/>
      <style:graphic-properties draw:stroke="solid" svg:stroke-width="0cm" svg:stroke-color="#000000" svg:stroke-opacity="100%" draw:stroke-linejoin="round"/>
    </style:style>
    <style:style style:name="ch18" style:family="chart">
      <style:chart-properties chart:solid-type="cuboid" chart:symbol-type="named-symbol" chart:symbol-name="square" chart:symbol-width="0.3cm" chart:symbol-height="0.3cm"/>
    </style:style>
    <style:style style:name="ch19" style:family="chart">
      <style:graphic-properties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726cm" svg:height="10.409cm" xlink:href=".." xlink:type="simple" chart:class="chart:line" chart:style-name="ch1">
        <chart:legend svg:x="0cm" svg:y="0cm" style:legend-expansion="custom" chartooo:width="17.725cm" chartooo:height="1.99cm" style:legend-expansion-aspect-ratio="8.9070351758794" chart:style-name="ch2"/>
        <chart:plot-area chart:style-name="ch3" table:cell-range-address="Sheet2.A3:Sheet2.B6 Sheet2.B1:Sheet2.B1 Sheet2.D1:Sheet2.D1 Sheet2.D3:Sheet2.D6 Sheet2.F1:Sheet2.F1 Sheet2.F3:Sheet2.F6 Sheet2.H1:Sheet2.H1 Sheet2.H3:Sheet2.H6" chart:data-source-has-labels="both" svg:x="2.078cm" svg:y="1.981cm" svg:width="14.415cm" svg:height="6.959cm">
          <chartooo:coordinate-region svg:x="4.107cm" svg:y="2.257cm" svg:width="11.76cm" svg:height="5.882cm"/>
          <chart:axis chart:dimension="x" chart:name="primary-x" chart:style-name="ch4" chartooo:axis-type="auto">
            <chartooo:date-scale/>
            <chart:title svg:x="7.67cm" svg:y="9.328cm" chart:style-name="ch5">
              <text:p>Memory map size</text:p>
            </chart:title>
            <chart:categories table:cell-range-address="Sheet2.A3:Sheet2.A6"/>
          </chart:axis>
          <chart:axis chart:dimension="y" chart:name="primary-y" chart:style-name="ch6">
            <chart:title svg:x="0.248cm" svg:y="8.303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2.B3:Sheet2.B6" chart:label-cell-address="Sheet2.B1:Sheet2.B1" chart:class="chart:line">
            <chart:error-indicator chart:style-name="ch10" chart:dimension="y"/>
            <chart:data-point chart:repeated="3"/>
            <chart:data-point chart:style-name="ch11"/>
          </chart:series>
          <chart:series chart:style-name="ch12" chart:values-cell-range-address="Sheet2.D3:Sheet2.D6" chart:label-cell-address="Sheet2.D1:Sheet2.D1" chart:class="chart:line">
            <chart:error-indicator chart:style-name="ch13" chart:dimension="y"/>
            <chart:data-point chart:repeated="4"/>
          </chart:series>
          <chart:series chart:style-name="ch14" chart:values-cell-range-address="Sheet2.F3:Sheet2.F6" chart:label-cell-address="Sheet2.F1:Sheet2.F1" chart:class="chart:line">
            <chart:error-indicator chart:style-name="ch15" chart:dimension="y"/>
            <chart:data-point chart:repeated="4"/>
          </chart:series>
          <chart:series chart:style-name="ch16" chart:values-cell-range-address="Sheet2.H3:Sheet2.H6" chart:label-cell-address="Sheet2.H1:Sheet2.H1" chart:class="chart:line">
            <chart:error-indicator chart:style-name="ch17" chart:dimension="y"/>
            <chart:data-point/>
            <chart:data-point chart:style-name="ch18"/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map() - Linux</text:p>
                <draw:g>
                  <svg:desc>Sheet2.B1:Sheet2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VirtMemAlloc() - Linux PAL</text:p>
                <draw:g>
                  <svg:desc>Sheet2.D1:Sheet2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VirtMemAlloc() - Linux PAL+SC+RM</text:p>
                <draw:g>
                  <svg:desc>Sheet2.F1:Sheet2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VirtMemAlloc() - SGX PAL</text:p>
                <draw:g>
                  <svg:desc>Sheet2.H1:Sheet2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MB</text:p>
                <draw:g>
                  <svg:desc>Sheet2.A3:Sheet2.A6</svg:desc>
                </draw:g>
              </table:table-cell>
              <table:table-cell office:value-type="float" office:value="6.3805">
                <text:p>6.3805</text:p>
                <draw:g>
                  <svg:desc>Sheet2.B3:Sheet2.B6</svg:desc>
                </draw:g>
              </table:table-cell>
              <table:table-cell office:value-type="float" office:value="0.2996">
                <text:p>0.2996</text:p>
                <draw:g>
                  <svg:desc>Sheet2.C3:Sheet2.C6</svg:desc>
                </draw:g>
              </table:table-cell>
              <table:table-cell office:value-type="float" office:value="0.2996">
                <text:p>0.2996</text:p>
                <draw:g>
                  <svg:desc>Sheet2.C3:Sheet2.C6</svg:desc>
                </draw:g>
              </table:table-cell>
              <table:table-cell office:value-type="float" office:value="6.9926">
                <text:p>6.9926</text:p>
                <draw:g>
                  <svg:desc>Sheet2.D3:Sheet2.D6</svg:desc>
                </draw:g>
              </table:table-cell>
              <table:table-cell office:value-type="float" office:value="0.3119">
                <text:p>0.3119</text:p>
                <draw:g>
                  <svg:desc>Sheet2.E3:Sheet2.E6</svg:desc>
                </draw:g>
              </table:table-cell>
              <table:table-cell office:value-type="float" office:value="0.3119">
                <text:p>0.3119</text:p>
                <draw:g>
                  <svg:desc>Sheet2.E3:Sheet2.E6</svg:desc>
                </draw:g>
              </table:table-cell>
              <table:table-cell office:value-type="float" office:value="7.2442">
                <text:p>7.2442</text:p>
                <draw:g>
                  <svg:desc>Sheet2.F3:Sheet2.F6</svg:desc>
                </draw:g>
              </table:table-cell>
              <table:table-cell office:value-type="float" office:value="0.331">
                <text:p>0.331</text:p>
                <draw:g>
                  <svg:desc>Sheet2.G3:Sheet2.G6</svg:desc>
                </draw:g>
              </table:table-cell>
              <table:table-cell office:value-type="float" office:value="0.331">
                <text:p>0.331</text:p>
                <draw:g>
                  <svg:desc>Sheet2.G3:Sheet2.G6</svg:desc>
                </draw:g>
              </table:table-cell>
              <table:table-cell office:value-type="float" office:value="0.0747">
                <text:p>0.0747</text:p>
                <draw:g>
                  <svg:desc>Sheet2.H3:Sheet2.H6</svg:desc>
                </draw:g>
              </table:table-cell>
              <table:table-cell office:value-type="float" office:value="0">
                <text:p>0</text:p>
                <draw:g>
                  <svg:desc>Sheet2.I3:Sheet2.I6</svg:desc>
                </draw:g>
              </table:table-cell>
              <table:table-cell office:value-type="float" office:value="0">
                <text:p>0</text:p>
                <draw:g>
                  <svg:desc>Sheet2.I3:Sheet2.I6</svg:desc>
                </draw:g>
              </table:table-cell>
            </table:table-row>
            <table:table-row>
              <table:table-cell office:value-type="string">
                <text:p>4MB</text:p>
              </table:table-cell>
              <table:table-cell office:value-type="float" office:value="29.9772">
                <text:p>29.9772</text:p>
              </table:table-cell>
              <table:table-cell office:value-type="float" office:value="4.5505">
                <text:p>4.5505</text:p>
              </table:table-cell>
              <table:table-cell office:value-type="float" office:value="4.5505">
                <text:p>4.5505</text:p>
              </table:table-cell>
              <table:table-cell office:value-type="float" office:value="31.5609">
                <text:p>31.5609</text:p>
              </table:table-cell>
              <table:table-cell office:value-type="float" office:value="11.9109">
                <text:p>11.9109</text:p>
              </table:table-cell>
              <table:table-cell office:value-type="float" office:value="11.9109">
                <text:p>11.9109</text:p>
              </table:table-cell>
              <table:table-cell office:value-type="float" office:value="41.7712">
                <text:p>41.7712</text:p>
              </table:table-cell>
              <table:table-cell office:value-type="float" office:value="14.5859">
                <text:p>14.5859</text:p>
              </table:table-cell>
              <table:table-cell office:value-type="float" office:value="14.5859">
                <text:p>14.5859</text:p>
              </table:table-cell>
              <table:table-cell office:value-type="float" office:value="0.154">
                <text:p>0.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MB</text:p>
              </table:table-cell>
              <table:table-cell office:value-type="float" office:value="91.1711">
                <text:p>91.1711</text:p>
              </table:table-cell>
              <table:table-cell office:value-type="float" office:value="15.432">
                <text:p>15.432</text:p>
              </table:table-cell>
              <table:table-cell office:value-type="float" office:value="15.432">
                <text:p>15.432</text:p>
              </table:table-cell>
              <table:table-cell office:value-type="float" office:value="94.335">
                <text:p>94.335</text:p>
              </table:table-cell>
              <table:table-cell office:value-type="float" office:value="10.631">
                <text:p>10.631</text:p>
              </table:table-cell>
              <table:table-cell office:value-type="float" office:value="10.631">
                <text:p>10.631</text:p>
              </table:table-cell>
              <table:table-cell office:value-type="float" office:value="97.6644">
                <text:p>97.6644</text:p>
              </table:table-cell>
              <table:table-cell office:value-type="float" office:value="10.15151">
                <text:p>10.15151</text:p>
              </table:table-cell>
              <table:table-cell office:value-type="float" office:value="10.15151">
                <text:p>10.15151</text:p>
              </table:table-cell>
              <table:table-cell office:value-type="float" office:value="0.3957">
                <text:p>0.3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MB</text:p>
              </table:table-cell>
              <table:table-cell office:value-type="float" office:value="319.755">
                <text:p>319.755</text:p>
              </table:table-cell>
              <table:table-cell office:value-type="float" office:value="13.4501">
                <text:p>13.4501</text:p>
              </table:table-cell>
              <table:table-cell office:value-type="float" office:value="13.4501">
                <text:p>13.4501</text:p>
              </table:table-cell>
              <table:table-cell office:value-type="float" office:value="328.6898">
                <text:p>328.6898</text:p>
              </table:table-cell>
              <table:table-cell office:value-type="float" office:value="27.4375">
                <text:p>27.4375</text:p>
              </table:table-cell>
              <table:table-cell office:value-type="float" office:value="27.4375">
                <text:p>27.4375</text:p>
              </table:table-cell>
              <table:table-cell office:value-type="float" office:value="298.0275">
                <text:p>298.0275</text:p>
              </table:table-cell>
              <table:table-cell office:value-type="float" office:value="25.4633">
                <text:p>25.4633</text:p>
              </table:table-cell>
              <table:table-cell office:value-type="float" office:value="25.4633">
                <text:p>25.4633</text:p>
              </table:table-cell>
              <table:table-cell office:value-type="float" office:value="1.4452">
                <text:p>1.4452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